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5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end"/>
      <style:text-properties fo:font-weight="normal" style:font-weight-asian="normal" style:font-weight-complex="normal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20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3" draw:layer="layout" svg:width="26.67cm" svg:height="1.237cm" svg:x="2.032cm" svg:y="14.797cm">
          <draw:text-box>
            <text:p text:style-name="P2"><text:span text:style-name="T2">ФГБОУ ВПО “Иркутский государственный университет”</text:span></text:p>
          </draw:text-box>
        </draw:frame>
        <draw:frame draw:style-name="gr1" draw:text-style-name="P5" draw:layer="layout" svg:width="25.4cm" svg:height="3.692cm" svg:x="2.116cm" svg:y="1.219cm">
          <draw:text-box>
            <text:p text:style-name="P4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3" draw:layer="layout" svg:width="24.762cm" svg:height="5.747cm" svg:x="2.162cm" svg:y="6.035cm">
          <draw:text-box>
            <text:p text:style-name="P6"><text:span text:style-name="T4">Диссертация на соискание учёной степени кандидата технических наук</text:span></text:p>
            <text:p text:style-name="P6"><text:span text:style-name="T4"/></text:p>
            <text:p text:style-name="P6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2"> </text:span></text:p>
          </draw:text-box>
        </draw:frame>
        <draw:frame draw:style-name="gr2" draw:text-style-name="P7" draw:layer="layout" svg:width="9.906cm" svg:height="1.153cm" svg:x="10.244cm" svg:y="19.142cm">
          <draw:text-box>
            <text:p text:style-name="P6"><text:span text:style-name="T4">Иркутск - 2012</text:span></text:p>
          </draw:text-box>
        </draw:frame>
        <draw:frame draw:style-name="gr2" draw:text-style-name="P3" draw:layer="layout" svg:width="26.67cm" svg:height="1.153cm" svg:x="1.332cm" svg:y="16.498cm">
          <draw:text-box>
            <text:p text:style-name="P8"><text:span text:style-name="T4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0" draw:layer="layout" svg:width="13.48cm" svg:height="1.398cm" svg:x="1.102cm" svg:y="0.508cm">
          <draw:text-box>
            <text:p text:style-name="P9"><text:span text:style-name="T3">Актуальность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Объект и предмет исследования</text:span></text:p>
          </draw:text-box>
        </draw:frame>
        <draw:frame draw:style-name="gr4" draw:layer="layout" svg:width="27.782cm" svg:height="3.807cm" svg:x="0.412cm" svg:y="11.941cm">
          <draw:text-box>
            <text:p>является разработка эффективных алгоритмов и программного обеспечения для автоматического доказательства теорем в исчислении ПО--формул. В работе производится повышение эффективности АДТ по следующим критериям: сокращение времени решения задач; экономное использование оперативной памяти; минимизация количества шагов логического вывода; расширение класса решаемых задач.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Цель работ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Основные задачи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0" draw:layer="layout" svg:width="25.568cm" svg:height="1.398cm" svg:x="1.102cm" svg:y="0.508cm">
          <draw:text-box>
            <text:p text:style-name="P9"><text:span text:style-name="T3">Результаты выносимые на защиту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Научная новизн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Публикации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Представление работ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Личный вклад автор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Структура работ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0" draw:layer="layout" svg:width="20.742cm" svg:height="1.398cm" svg:x="1.102cm" svg:y="0.508cm">
          <draw:text-box>
            <text:p text:style-name="P9"><text:span text:style-name="T3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14H15M52S</meta:editing-duration>
    <meta:editing-cycles>49</meta:editing-cycles>
    <meta:generator>LibreOffice/3.5$Linux_x86 LibreOffice_project/350m1$Build-2</meta:generator>
    <dc:date>2012-10-17T16:18:06</dc:date>
    <meta:document-statistic meta:object-count="81"/>
  </office:meta>
</office:document-meta>
</file>